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fb" officeooo:paragraph-rsid="000a0ef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0a0efb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77c22" officeooo:paragraph-rsid="000a0efb"/>
    </style:style>
    <style:style style:name="P4" style:family="paragraph" style:parent-style-name="Standard">
      <style:text-properties officeooo:rsid="0003d53d" officeooo:paragraph-rsid="000a0efb"/>
    </style:style>
    <style:style style:name="P5" style:family="paragraph" style:parent-style-name="Standard">
      <style:text-properties officeooo:rsid="000a0efb" officeooo:paragraph-rsid="000a0efb"/>
    </style:style>
    <style:style style:name="P6" style:family="paragraph" style:parent-style-name="Standard">
      <style:text-properties officeooo:paragraph-rsid="000a0efb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89a5" officeooo:paragraph-rsid="000b89a5" style:font-weight-asian="bold" style:font-weight-complex="bold"/>
    </style:style>
    <style:style style:name="P8" style:family="paragraph" style:parent-style-name="Standard">
      <style:text-properties officeooo:rsid="000baebc" officeooo:paragraph-rsid="000baebc"/>
    </style:style>
    <style:style style:name="P9" style:family="paragraph" style:parent-style-name="Standard">
      <style:text-properties officeooo:rsid="000a0efb" officeooo:paragraph-rsid="000a0efb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0e7a45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0baebc" officeooo:paragraph-rsid="000e7a45"/>
    </style:style>
    <style:style style:name="P12" style:family="paragraph" style:parent-style-name="Standard">
      <style:text-properties officeooo:rsid="00077c22" officeooo:paragraph-rsid="000e7a45"/>
    </style:style>
    <style:style style:name="P13" style:family="paragraph" style:parent-style-name="Standard">
      <style:text-properties officeooo:rsid="0003d53d" officeooo:paragraph-rsid="000e7a45"/>
    </style:style>
    <style:style style:name="P14" style:family="paragraph" style:parent-style-name="Standard">
      <style:text-properties officeooo:paragraph-rsid="000e7a45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paragraph-rsid="000e7a45" style:font-weight-asian="bold" style:font-weight-complex="bold"/>
    </style:style>
    <style:style style:name="T1" style:family="text">
      <style:text-properties officeooo:rsid="00077c22"/>
    </style:style>
    <style:style style:name="T2" style:family="text">
      <style:text-properties officeooo:rsid="0010acfb"/>
    </style:style>
    <style:style style:name="T3" style:family="text">
      <style:text-properties officeooo:rsid="000ab00e"/>
    </style:style>
    <style:style style:name="T4" style:family="text">
      <style:text-properties officeooo:rsid="000a0efb"/>
    </style:style>
    <style:style style:name="T5" style:family="text">
      <style:text-properties officeooo:rsid="000b89a5"/>
    </style:style>
    <style:style style:name="T6" style:family="text">
      <style:text-properties officeooo:rsid="000baebc"/>
    </style:style>
    <style:style style:name="T7" style:family="text">
      <style:text-properties officeooo:rsid="000c5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</text:span>LSQL SET <text:span text:style-name="T5">2</text:span></text:p>
      <text:p text:style-name="P2"/>
      <text:p text:style-name="P8">Experiment : 7</text:p>
      <text:p text:style-name="P3">Name : Ajay J</text:p>
      <text:p text:style-name="P3">Roll No : 4</text:p>
      <text:p text:style-name="P4">Class : S5R</text:p>
      <text:p text:style-name="P4"><text:span text:style-name="T1">Date : </text:span><text:span text:style-name="T2">04</text:span><text:span text:style-name="T1">/</text:span><text:span text:style-name="T2">01</text:span><text:span text:style-name="T1">/202</text:span><text:span text:style-name="T2">2</text:span></text:p>
      <text:p text:style-name="P4"/>
      <text:p text:style-name="P5">1. <text:span text:style-name="T6">Write a PLSQL program to find the average marks of students in a class and print the marks. Print a message ‘Need improvement’ if the class average is less than 40. At the bottom print today’s date and day of the week.</text:span></text:p>
      <text:p text:style-name="P5"/>
      <text:p text:style-name="P7">CREATE TABLE</text:p>
      <text:p text:style-name="P5">create table student(rollno int primary key, name varchar(20), mark int);</text:p>
      <text:p text:style-name="P5"/>
      <text:p text:style-name="P7">INSERT</text:p>
      <text:p text:style-name="P5">insert into student values(1,'Albin',50);</text:p>
      <text:p text:style-name="P5">insert into student values(2,'Aravind',40);</text:p>
      <text:p text:style-name="P5">insert into student values(3,'Jacob',30);</text:p>
      <text:p text:style-name="P5">insert into student values(4,'Balu',60);</text:p>
      <text:p text:style-name="P5">insert into student values(5,'Gokul',20);</text:p>
      <text:p text:style-name="P5">insert into student values(6,'Adithyan',20);</text:p>
      <text:p text:style-name="P6"><text:span text:style-name="T4">insert into student values(7,'</text:span><text:span text:style-name="T5">Abhijith</text:span><text:span text:style-name="T4">',100);</text:span></text:p>
      <text:p text:style-name="P5"/>
      <text:p text:style-name="P7">PROGRAM</text:p>
      <text:p text:style-name="P5">set serveroutput on</text:p>
      <text:p text:style-name="P5">DECLARE</text:p>
      <text:p text:style-name="P5"><text:tab/>msg varchar(20);</text:p>
      <text:p text:style-name="P5"><text:tab/>average number(5);</text:p>
      <text:p text:style-name="P5"><text:tab/>no number(5);</text:p>
      <text:p text:style-name="P5"><text:tab/>today date;</text:p>
      <text:p text:style-name="P5"><text:tab/>day varchar(10);</text:p>
      <text:p text:style-name="P5">BEGIN</text:p>
      <text:p text:style-name="P5"><text:tab/>select avg(mark) into average from student;</text:p>
      <text:p text:style-name="P5"><text:tab/>dbms_output.put_line('Average marks : '||average);</text:p>
      <text:p text:style-name="P5"><text:tab/>if (average&lt;40)then</text:p>
      <text:p text:style-name="P5"><text:tab/><text:tab/>dbms_output.put_line('Need improvement');</text:p>
      <text:p text:style-name="P5"><text:tab/>end if;</text:p>
      <text:p text:style-name="P5"><text:tab/>select to_char(current_date, 'dd-mm-yyyy') into today from student group by rollno having rollno = 1;</text:p>
      <text:p text:style-name="P5"><text:tab/>dbms_output.put_line('Date : '||today);</text:p>
      <text:p text:style-name="P5"><text:tab/>select to_char(current_date, 'Day') into day from student group by rollno having rollno = 1;</text:p>
      <text:p text:style-name="P5"><text:tab/>dbms_output.put_line('Day : '||day);</text:p>
      <text:p text:style-name="P5">END;</text:p>
      <text:p text:style-name="P5">/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17:36.829446342</meta:creation-date>
    <dc:date>2022-01-04T11:56:39.721342775</dc:date>
    <meta:editing-duration>PT20M44S</meta:editing-duration>
    <meta:editing-cycles>8</meta:editing-cycles>
    <meta:generator>LibreOffice/6.4.4.2$Linux_X86_64 LibreOffice_project/40$Build-2</meta:generator>
    <meta:print-date>2022-01-04T11:53:55.652029487</meta:print-date>
    <meta:document-statistic meta:table-count="0" meta:image-count="0" meta:object-count="0" meta:page-count="1" meta:paragraph-count="37" meta:word-count="172" meta:character-count="1244" meta:non-whitespace-character-count="1094"/>
  </office:meta>
</office:document-meta>
</file>